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622cm" svg:height="3.178cm" svg:x="2.286cm" svg:y="0.886cm">
          <draw:text-box>
            <text:p text:style-name="P1"><text:span text:style-name="T1">EPISTLE READING</text:span></text:p>
            <text:p text:style-name="P1"><text:span text:style-name="T2">1 John 5:9-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766cm" svg:x="1.778cm" svg:y="1.016cm">
          <draw:text-box>
            <text:p text:style-name="P4"><text:span text:style-name="T3">9</text:span><text:span text:style-name="T4">If we receive the testimony of men, the testimony of God is greater, for this is the testimony of God that he has borne concerning his Son. </text:span><text:span text:style-name="T3">10</text:span><text:span text:style-name="T4">Whoever believes in the Son of God has the testimony in himself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384cm" svg:height="7.766cm" svg:x="1.661cm" svg:y="0.703cm">
          <draw:text-box>
            <text:p text:style-name="P4"><text:span text:style-name="T4">Whoever does not believe God has made him a liar, because he has not believed in the testimony that God has borne concerning his Son. </text:span><text:span text:style-name="T3">11</text:span><text:span text:style-name="T4">And this is the testimony, that God gave us eternal life, and this life is in his S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384cm" svg:height="7.766cm" svg:x="2.032cm" svg:y="0.87cm">
          <draw:text-box>
            <text:p text:style-name="P6"><text:span text:style-name="T3">12</text:span><text:span text:style-name="T4">Whoever has the Son has life; whoever does not have the Son of God does not have life.</text:span></text:p>
            <text:p text:style-name="P6"><text:span text:style-name="T5">13</text:span><text:span text:style-name="T6">I write these things to you who believe in the name of the Son of God that you may know that you have eternal l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7" draw:layer="layout" svg:width="24.384cm" svg:height="8.382cm" svg:x="1.778cm" svg:y="0.762cm">
          <draw:text-box>
            <text:p text:style-name="P6"><text:span text:style-name="T7">14</text:span><text:span text:style-name="T8">And this is the confidence that we have toward him, that if we ask anything according to his will he hears us. </text:span><text:span text:style-name="T7">15</text:span><text:span text:style-name="T8">And if we know that he hears us in whatever we ask, we know that we have the requests that we have asked of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1:46:22.442000000</meta:creation-date>
    <dc:title>Hymn template</dc:title>
    <meta:editing-duration>PT18M24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5-11T15:15:42.202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5-13T21:46:22.145000000"/>
  </office:meta>
</office:document-meta>
</file>